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dfd5" officeooo:paragraph-rsid="0010dfd5"/>
    </style:style>
    <style:style style:name="P2" style:family="paragraph" style:parent-style-name="Standard">
      <style:text-properties fo:color="#a31515" style:font-name="monospace" fo:font-size="10.5pt" fo:font-weight="normal" officeooo:rsid="0012a322" officeooo:paragraph-rsid="0012a322" fo:background-color="#ffff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DICTION OF FRADULENTS TRANSACTIONS</text:p>
      <text:p text:style-name="P1"/>
      <text:p text:style-name="P1">DATASET LINK:</text:p>
      <text:p text:style-name="P1"/>
      <text:p text:style-name="P2">https://drive.google.com/uc?export=download&amp;confirm=6gh6&amp;id=1VNpyNkGxHdskfdTNRSjjyNa5qC9u0JyV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, 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9T22:50:04.065400536</meta:creation-date>
    <dc:date>2022-07-09T22:53:45.784144491</dc:date>
    <meta:editing-duration>PT1M52S</meta:editing-duration>
    <meta:editing-cycles>2</meta:editing-cycles>
    <meta:generator>LibreOffice/5.1.6.2$Linux_x86 LibreOffice_project/10m0$Build-2</meta:generator>
    <meta:document-statistic meta:table-count="0" meta:image-count="0" meta:object-count="0" meta:page-count="1" meta:paragraph-count="3" meta:word-count="7" meta:character-count="143" meta:non-whitespace-character-count="139"/>
  </office:meta>
</office:document-meta>
</file>